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6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0" style:family="paragraph" style:parent-style-name="Text_20_body">
      <style:text-properties fo:font-size="6pt" style:font-size-asian="6pt" style:font-size-complex="6pt"/>
    </style:style>
    <style:style style:name="P31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 fo:language="en" fo:country="US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fo:font-weight="normal" style:font-weight-asian="normal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6">$serial</text:span></text:p>
      <text:p text:style-name="P2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5"/>
      <text:p text:style-name="P3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2">МП. МН-</text:span><text:span text:style-name="T33">854</text:span><text:span text:style-name="T32">-200</text:span><text:span text:style-name="T33">0</text:span></text:p>
      <text:p text:style-name="P23"><text:span text:style-name="T9">1. С</text:span>редства <text:span text:style-name="T9">поверки</text:span></text:p>
      <text:p text:style-name="P14">а)<text:tab/>Эталонные средства измерений:</text:p>
      <text:p text:style-name="P36">- <text:span text:style-name="T6">$facility_110</text:span>;</text:p>
      <text:p text:style-name="P36">- <text:span text:style-name="T6">$facility_1</text:span><text:span text:style-name="T9">3</text:span><text:span text:style-name="T6">0</text:span>;</text:p>
      <text:p text:style-name="P36">- <text:span text:style-name="T6">$</text:span>facility_src_cs_rus<text:span text:style-name="T24">;</text:span></text:p>
      <text:p text:style-name="P15"><text:span text:style-name="T2">б</text:span><text:span text:style-name="T3">)<text:tab/></text:span><text:span text:style-name="T2">Оборудование</text:span><text:span text:style-name="T3">:</text:span></text:p>
      <text:p text:style-name="P37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4">а)<text:tab/>Внешний осмотр и опробование БД:</text:p>
      <text:p text:style-name="P38">- документация<text:tab/></text:p>
      <text:p text:style-name="P38">- отсутствие механических повреждений<text:tab/></text:p>
      <text:p text:style-name="P39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38">- контроль работоспособности<text:tab/></text:p>
      <text:p text:style-name="P14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3">Блок детектирования <text:span text:style-name="T9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7">H</text:span><text:span text:style-name="T11">1</text:span></text:p>
          </table:table-cell>
          <table:table-cell table:style-name="t1.D3" office:value-type="string">
            <text:p text:style-name="P26"><text:span text:style-name="T8">H</text:span><text:span text:style-name="T11">2</text:span></text:p>
          </table:table-cell>
          <table:table-cell table:style-name="t1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3">Блок детектирования <text:span text:style-name="T9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7">H</text:span><text:span text:style-name="T11">1</text:span></text:p>
          </table:table-cell>
          <table:table-cell table:style-name="t2.D3" office:value-type="string">
            <text:p text:style-name="P26"><text:span text:style-name="T8">H</text:span><text:span text:style-name="T11">2</text:span></text:p>
          </table:table-cell>
          <table:table-cell table:style-name="t2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9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3">Блок детектирования <text:span text:style-name="T9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3.B2" table:number-rows-spanned="3" office:value-type="string">
            <text:p text:style-name="P19">Номер источ-ника</text:p>
          </table:table-cell>
          <table:table-cell table:style-name="t3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7">H</text:span><text:span text:style-name="T11">1</text:span></text:p>
          </table:table-cell>
          <table:table-cell table:style-name="t3.D3" office:value-type="string">
            <text:p text:style-name="P26"><text:span text:style-name="T8">H</text:span><text:span text:style-name="T11">2</text:span></text:p>
          </table:table-cell>
          <table:table-cell table:style-name="t3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9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3">Блок детектирования <text:span text:style-name="T9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4.B2" table:number-rows-spanned="3" office:value-type="string">
            <text:p text:style-name="P19">Номер источ-ника</text:p>
          </table:table-cell>
          <table:table-cell table:style-name="t4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7">H</text:span><text:span text:style-name="T11">1</text:span></text:p>
          </table:table-cell>
          <table:table-cell table:style-name="t4.D3" office:value-type="string">
            <text:p text:style-name="P26"><text:span text:style-name="T8">H</text:span><text:span text:style-name="T11">2</text:span></text:p>
          </table:table-cell>
          <table:table-cell table:style-name="t4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9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3">Блок детектирования <text:span text:style-name="T9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5.B2" table:number-rows-spanned="3" office:value-type="string">
            <text:p text:style-name="P19">Номер источ-ника</text:p>
          </table:table-cell>
          <table:table-cell table:style-name="t5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7">H</text:span><text:span text:style-name="T11">1</text:span></text:p>
          </table:table-cell>
          <table:table-cell table:style-name="t5.D3" office:value-type="string">
            <text:p text:style-name="P26"><text:span text:style-name="T8">H</text:span><text:span text:style-name="T11">2</text:span></text:p>
          </table:table-cell>
          <table:table-cell table:style-name="t5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9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3">Блок детектирования <text:span text:style-name="T9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6.B2" table:number-rows-spanned="3" office:value-type="string">
            <text:p text:style-name="P19">Номер источ-ника</text:p>
          </table:table-cell>
          <table:table-cell table:style-name="t6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7">H</text:span><text:span text:style-name="T11">1</text:span></text:p>
          </table:table-cell>
          <table:table-cell table:style-name="t6.D3" office:value-type="string">
            <text:p text:style-name="P26"><text:span text:style-name="T8">H</text:span><text:span text:style-name="T11">2</text:span></text:p>
          </table:table-cell>
          <table:table-cell table:style-name="t6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9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3">Блок детектирования <text:span text:style-name="T9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7.B2" table:number-rows-spanned="3" office:value-type="string">
            <text:p text:style-name="P19">Номер источ-ника</text:p>
          </table:table-cell>
          <table:table-cell table:style-name="t7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7">H</text:span><text:span text:style-name="T11">1</text:span></text:p>
          </table:table-cell>
          <table:table-cell table:style-name="t7.D3" office:value-type="string">
            <text:p text:style-name="P26"><text:span text:style-name="T8">H</text:span><text:span text:style-name="T11">2</text:span></text:p>
          </table:table-cell>
          <table:table-cell table:style-name="t7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9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3">Блок детектирования <text:span text:style-name="T9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8.B2" table:number-rows-spanned="3" office:value-type="string">
            <text:p text:style-name="P19">Номер источ-ника</text:p>
          </table:table-cell>
          <table:table-cell table:style-name="t8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7">H</text:span><text:span text:style-name="T11">1</text:span></text:p>
          </table:table-cell>
          <table:table-cell table:style-name="t8.D3" office:value-type="string">
            <text:p text:style-name="P26"><text:span text:style-name="T8">H</text:span><text:span text:style-name="T11">2</text:span></text:p>
          </table:table-cell>
          <table:table-cell table:style-name="t8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9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3">Блок детектирования <text:span text:style-name="T9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9.B2" table:number-rows-spanned="3" office:value-type="string">
            <text:p text:style-name="P19">Номер источ-ника</text:p>
          </table:table-cell>
          <table:table-cell table:style-name="t9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7">H</text:span><text:span text:style-name="T11">1</text:span></text:p>
          </table:table-cell>
          <table:table-cell table:style-name="t9.D3" office:value-type="string">
            <text:p text:style-name="P26"><text:span text:style-name="T8">H</text:span><text:span text:style-name="T11">2</text:span></text:p>
          </table:table-cell>
          <table:table-cell table:style-name="t9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9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3">Блок детектирования <text:span text:style-name="T9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7">Мощность амбиентной эквивалент-ной дозы в <text:span text:style-name="T9">контроль-ной</text:span> точке <text:span text:style-name="T26">Ḣ</text:span><text:span text:style-name="T12">oi</text:span></text:p>
          </table:table-cell>
          <table:table-cell table:style-name="t10.B2" table:number-rows-spanned="3" office:value-type="string">
            <text:p text:style-name="P19">Номер источ-ника</text:p>
          </table:table-cell>
          <table:table-cell table:style-name="t10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9"><text:span text:style-name="T10">Относи-тельная</text:span><text:span text:style-name="T30"> </text:span><text:span text:style-name="T10">погреш-ность</text:span><text:span text:style-name="T30"> </text:span><text:span text:style-name="T29">измерения</text:span> </text:p>
            <text:p text:style-name="P19"><text:span text:style-name="T27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18"><text:span text:style-name="T9">Довери-тель</text:span>ная граница погреш-ности измерения <text:span text:style-name="T28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1"><text:span text:style-name="T25">Предел основной </text:span><text:span text:style-name="T9">относи-тельной</text:span> <text:span text:style-name="T6">погреш-ности</text:span>, </text:p>
            <text:p text:style-name="P21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7">H</text:span><text:span text:style-name="T11">1</text:span></text:p>
          </table:table-cell>
          <table:table-cell table:style-name="t10.D3" office:value-type="string">
            <text:p text:style-name="P26"><text:span text:style-name="T8">H</text:span><text:span text:style-name="T11">2</text:span></text:p>
          </table:table-cell>
          <table:table-cell table:style-name="t10.D3" office:value-type="string">
            <text:p text:style-name="P26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9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30"/>
      <text:p text:style-name="P16"><text:span text:style-name="T2">в</text:span><text:span text:style-name="T4">)<text:tab/>Определение градуировочного значения от эталонного источника</text:span></text:p>
      <text:p text:style-name="P3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9">Заводской номер БД</text:p>
          </table:table-cell>
          <table:table-cell table:style-name="Таблица1.B1" office:value-type="string">
            <text:p text:style-name="P31"><text:span text:style-name="T31">Градуировочное значение Н</text:span><text:span text:style-name="T16">г</text:span><text:span text:style-name="T31">, </text:span></text:p>
            <text:p text:style-name="P32">нЗв/ч</text:p>
          </table:table-cell>
          <table:table-cell table:style-name="Таблица1.C1" office:value-type="string">
            <text:p text:style-name="P28"><text:span text:style-name="T31">Активность эталонного источника А</text:span><text:span text:style-name="T16">0</text:span><text:span text:style-name="T31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11">$bd_num5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1:18:03.08</dc:date>
    <meta:editing-duration>P3DT58M37S</meta:editing-duration>
    <meta:editing-cycles>299</meta:editing-cycles>
    <meta:generator>OpenOffice/4.1.6$Win32 OpenOffice.org_project/416m1$Build-9790</meta:generator>
    <meta:document-statistic meta:table-count="23" meta:image-count="0" meta:object-count="0" meta:page-count="6" meta:paragraph-count="1043" meta:word-count="1615" meta:character-count="10796"/>
  </office:meta>
</office:document-meta>
</file>